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fo:min-height="2.566cm" fo:min-width="2.316cm"/>
    </style:style>
    <style:style style:name="gr2" style:family="graphic" style:parent-style-name="standard">
      <style:graphic-properties draw:fill-color="#ffffff" fo:min-height="2.214cm" fo:min-width="1.964cm"/>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fill="none" draw:auto-grow-height="false" fo:wrap-option="wrap"/>
    </style:style>
    <style:style style:name="P1" style:family="paragraph">
      <style:paragraph-properties fo:text-align="center"/>
    </style:style>
  </office:automatic-styles>
  <office:body>
    <office:drawing>
      <draw:page draw:name="page1" draw:style-name="dp1" draw:master-page-name="Default">
        <draw:custom-shape draw:style-name="gr1" draw:layer="layout" svg:width="8cm" svg:height="8cm" svg:x="1.2cm" svg:y="1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layer="layout" svg:width="7cm" svg:height="7cm" svg:x="1.4cm" svg:y="6.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1" draw:layer="layout" svg:width="5cm" svg:height="4.9cm" svg:x="2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cm" svg:height="2.8cm" svg:x="5cm" svg:y="22.3cm">
          <text:p/>
          <draw:enhanced-geometry svg:viewBox="0 0 21600 21600" draw:type="rectangle" draw:enhanced-path="M 0 0 L 21600 0 21600 21600 0 21600 0 0 Z N"/>
        </draw:custom-shape>
        <draw:custom-shape draw:style-name="gr4" draw:text-style-name="P1" draw:layer="layout" svg:width="4cm" svg:height="1.2cm" svg:x="4.5cm" svg:y="24.8cm">
          <text:p/>
          <draw:enhanced-geometry svg:viewBox="0 0 21600 21600" draw:type="rectangle" draw:enhanced-path="M 0 0 L 21600 0 21600 21600 0 21600 0 0 Z N"/>
        </draw:custom-shape>
        <draw:custom-shape draw:style-name="gr5" draw:layer="layout" svg:width="0.9cm" svg:height="1cm" svg:x="3.2cm" svg:y="22.8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5" draw:layer="layout" svg:width="0.9cm" svg:height="1cm" svg:x="3.2cm" svg:y="24.3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3" draw:text-style-name="P1" draw:layer="layout" svg:width="0.7cm" svg:height="2.3cm" svg:x="1.8cm" svg:y="22.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 draw:text-style-name="P1" draw:layer="layout" svg:width="5cm" svg:height="4.9cm" svg:x="13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layer="layout" svg:width="7cm" svg:height="7cm" svg:x="12.3cm" svg:y="6.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 draw:layer="layout" svg:width="8cm" svg:height="8cm" svg:x="11.9cm" svg:y="14.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1" draw:layer="layout" svg:width="3cm" svg:height="2.8cm" svg:x="15.9cm" svg:y="22.7cm">
          <text:p/>
          <draw:enhanced-geometry svg:viewBox="0 0 21600 21600" draw:type="rectangle" draw:enhanced-path="M 0 0 L 21600 0 21600 21600 0 21600 0 0 Z N"/>
        </draw:custom-shape>
        <draw:custom-shape draw:style-name="gr4" draw:text-style-name="P1" draw:layer="layout" svg:width="4cm" svg:height="1.2cm" svg:x="15.4cm" svg:y="25.2cm">
          <text:p/>
          <draw:enhanced-geometry svg:viewBox="0 0 21600 21600" draw:type="rectangle" draw:enhanced-path="M 0 0 L 21600 0 21600 21600 0 21600 0 0 Z N"/>
        </draw:custom-shape>
        <draw:custom-shape draw:style-name="gr5" draw:layer="layout" svg:width="0.9cm" svg:height="1cm" svg:x="14.1cm" svg:y="23.2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5" draw:layer="layout" svg:width="0.9cm" svg:height="1cm" svg:x="14.1cm" svg:y="24.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3" draw:text-style-name="P1" draw:layer="layout" svg:width="0.7cm" svg:height="2.3cm" svg:x="12.7cm" svg:y="23.2cm">
          <text:p/>
          <draw:enhanced-geometry svg:viewBox="0 0 21600 21600" draw:glue-points="10800 0 5400 10800 10800 21600 16200 10800" draw:text-areas="5400 10800 16200 21600" draw:type="flowchart-extract" draw:enhanced-path="M 10800 0 L 21600 21600 0 21600 1080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12-14T10:19:58</dc:date>
    <dc:creator>David </dc:creator>
    <meta:document-statistic meta:object-count="16"/>
    <meta:generator>LibreOffice/3.5$Linux_X86_64 LibreOffice_project/350m1$Build-2</meta:generator>
  </office:meta>
</office:document-meta>
</file>